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0E-15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2.00000000000)" table:style-name="transparent_crypto"/>
          <table:table-cell table:formula="=HYPERLINK(&quot;#B4 Tax.a33:z33&quot;; 25000.000000000000000)" table:style-name="transparent_fiat"/>
          <table:table-cell table:formula="=HYPERLINK(&quot;#B4 Tax.a33:z33&quot;; 25000.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13000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INTEREST&quot;)" table:style-name="transparent_default"/>
          <table:table-cell table:formula="=HYPERLINK(&quot;#B4 Tax.a33:z33&quot;; 1.00000000000)" table:style-name="transparent_crypto"/>
          <table:table-cell table:formula="=HYPERLINK(&quot;#B4 Tax.a33:z33&quot;; 13000.000000000000000)" table:style-name="transparent_fiat"/>
          <table:table-cell table:formula="=HYPERLINK(&quot;#B4 Tax.a33:z33&quot;; 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136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2.00000000000)" table:style-name="transparent_crypto"/>
          <table:table-cell table:formula="=HYPERLINK(&quot;#B4 Tax.a30:z30&quot;; 21000.000000000000000)" table:style-name="transparent_fiat"/>
          <table:table-cell table:formula="=HYPERLINK(&quot;#B4 Tax.a30:z30&quot;; 7400.0000000000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8774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MOVE&quot;)" table:style-name="transparent_default"/>
          <table:table-cell table:formula="=HYPERLINK(&quot;#B4 Tax.a30:z30&quot;; 0.82000000000)" table:style-name="transparent_crypto"/>
          <table:table-cell table:formula="=HYPERLINK(&quot;#B4 Tax.a30:z30&quot;; 11808.0000000000000000)" table:style-name="transparent_fiat"/>
          <table:table-cell table:formula="=HYPERLINK(&quot;#B4 Tax.a30:z30&quot;; 3034.0000000000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12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INTEREST&quot;)" table:style-name="transparent_default"/>
          <table:table-cell table:formula="=HYPERLINK(&quot;#B4 Tax.a30:z30&quot;; 1.00000000000)" table:style-name="transparent_crypto"/>
          <table:table-cell table:formula="=HYPERLINK(&quot;#B4 Tax.a30:z30&quot;; 12000.000000000000000)" table:style-name="transparent_fiat"/>
          <table:table-cell table:formula="=HYPERLINK(&quot;#B4 Tax.a30:z30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12-11 19:58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11000.000000000000000)" table:style-name="highlighted_fiat"/>
          <table:table-cell table:formula="=HYPERLINK(&quot;#B4 In-Out.a12:z12&quot;; 11000.00000000000)" table:style-name="taxable_event_fiat"/>
          <table:table-cell table:formula="=HYPERLINK(&quot;#B4 In-Out.a12:z12&quot;; &quot;1/1: 1.00000000 of 1.00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3333333333333333" office:value-type="float" table:style-name="acquired_lot_percent"/>
          <table:table-cell office:value="3700.0" office:value-type="float" table:style-name="acquired_lot_fiat"/>
          <table:table-cell office:value="33.333333333333336" office:value-type="float" table:style-name="acquired_lot_fiat"/>
          <table:table-cell office:value="3700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3: 1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0:z20&quot;; &quot;2019-12-21 12:58:10+00:00&quot;)" table:style-name="taxable_event_alt_default"/>
          <table:table-cell table:formula="=HYPERLINK(&quot;#B4 In-Out.a20:z20&quot;; &quot;INTRA / MOVE&quot;)" table:style-name="taxable_event_alt_default"/>
          <table:table-cell table:formula="=HYPERLINK(&quot;#B4 In-Out.a20:z20&quot;; 1)" table:style-name="taxable_event_alt_percent"/>
          <table:table-cell table:formula="=HYPERLINK(&quot;#B4 In-Out.a20:z20&quot;; 11808.0000000000000000)" table:style-name="highlighted_fiat"/>
          <table:table-cell table:formula="=HYPERLINK(&quot;#B4 In-Out.a20:z20&quot;; 14400.00000000000)" table:style-name="taxable_event_alt_fiat"/>
          <table:table-cell table:formula="=HYPERLINK(&quot;#B4 In-Out.a20:z20&quot;; &quot;1/1: 0.82000000 of 0.82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2733333333333333" office:value-type="float" table:style-name="acquired_lot_percent"/>
          <table:table-cell office:value="3034.0" office:value-type="float" table:style-name="acquired_lot_fiat"/>
          <table:table-cell office:value="27.333333333333332" office:value-type="float" table:style-name="acquired_lot_fiat"/>
          <table:table-cell office:value="3034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3: 0.82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9-12-31 11:18:00+00:00&quot;)" table:style-name="taxable_event_default"/>
          <table:table-cell table:formula="=HYPERLINK(&quot;#B4 In-Out.a4:z4&quot;; &quot;IN / INTEREST&quot;)" table:style-name="taxable_event_default"/>
          <table:table-cell table:formula="=HYPERLINK(&quot;#B4 In-Out.a4:z4&quot;; 1)" table:style-name="taxable_event_percent"/>
          <table:table-cell table:formula="=HYPERLINK(&quot;#B4 In-Out.a4:z4&quot;; 12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3:z13&quot;; &quot;2020-01-11 07:10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12000.000000000000000)" table:style-name="highlighted_border_fiat"/>
          <table:table-cell table:formula="=HYPERLINK(&quot;#B4 In-Out.a13:z13&quot;; 12000.00000000000)" table:style-name="taxable_event_alt_border_fiat"/>
          <table:table-cell table:formula="=HYPERLINK(&quot;#B4 In-Out.a13:z13&quot;; &quot;1/1: 1.00000000 of 1.00000000 B4&quot;)" table:style-name="taxable_event_note_border_default"/>
          <table:table-cell table:formula="=HYPERLINK(&quot;#B4 In-Out.a4:z4&quot;; &quot;2019-12-31 11:18:00+00:00&quot;)" table:style-name="acquired_lot_alt_border_default"/>
          <table:table-cell table:formula="=HYPERLINK(&quot;#B4 In-Out.a4:z4&quot;; 1)" table:style-name="acquired_lot_alt_border_percent"/>
          <table:table-cell table:formula="=HYPERLINK(&quot;#B4 In-Out.a4:z4&quot;; 12000.000000000000000)" table:style-name="acquired_lot_alt_border_fiat"/>
          <table:table-cell table:formula="=HYPERLINK(&quot;#B4 In-Out.a4:z4&quot;; 0E-11)" table:style-name="acquired_lot_alt_border_fiat"/>
          <table:table-cell table:formula="=HYPERLINK(&quot;#B4 In-Out.a4:z4&quot;; 1200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1/1: 1.00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09:45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13000.000000000000000)" table:style-name="highlighted_fiat"/>
          <table:table-cell table:formula="=HYPERLINK(&quot;#B4 In-Out.a5:z5&quot;; 13000.00000000000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2-12 17:50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1)" table:style-name="taxable_event_alt_percent"/>
          <table:table-cell table:formula="=HYPERLINK(&quot;#B4 In-Out.a14:z14&quot;; 13000.000000000000000)" table:style-name="highlighted_fiat"/>
          <table:table-cell table:formula="=HYPERLINK(&quot;#B4 In-Out.a14:z14&quot;; 13000.00000000000)" table:style-name="taxable_event_alt_fiat"/>
          <table:table-cell table:formula="=HYPERLINK(&quot;#B4 In-Out.a14:z14&quot;; &quot;1/1: 1.00000000 of 1.00000000 B4&quot;)" table:style-name="taxable_event_note_default"/>
          <table:table-cell table:formula="=HYPERLINK(&quot;#B4 In-Out.a5:z5&quot;; &quot;2020-02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13000.000000000000000)" table:style-name="acquired_lot_fiat"/>
          <table:table-cell table:formula="=HYPERLINK(&quot;#B4 In-Out.a5:z5&quot;; 0E-11)" table:style-name="acquired_lot_fiat"/>
          <table:table-cell table:formula="=HYPERLINK(&quot;#B4 In-Out.a5:z5&quot;; 13000.0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1.11484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